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976000000B2CCC9F6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5.431cm" svg:height="6.277cm" svg:x="1cm" svg:y="1cm">
            <draw:image xlink:href="Pictures/1000000000000976000000B2CCC9F6F4.png" xlink:type="simple" xlink:show="embed" xlink:actuate="onLoad">
              <text:p/>
            </draw:image>
          </draw:frame>
          <draw:frame draw:style-name="gr2" draw:text-style-name="P2" draw:layer="layout" svg:width="10.489cm" svg:height="2.361cm" svg:x="14.613cm" svg:y="2.238cm">
            <draw:text-box>
              <text:p><text:span text:style-name="T1">argumento</text:span></text:p>
            </draw:text-box>
          </draw:frame>
          <draw:frame draw:style-name="gr2" draw:text-style-name="P3" draw:layer="layout" svg:width="10.489cm" svg:height="2.361cm" svg:x="39.958cm" svg:y="2.238cm">
            <draw:text-box>
              <text:p><text:span text:style-name="T2">conversão</text:span></text:p>
            </draw:text-box>
          </draw:frame>
          <draw:frame draw:style-name="gr2" draw:text-style-name="P4" draw:layer="layout" svg:width="8.203cm" svg:height="2.361cm" svg:x="65.05cm" svg:y="2.238cm">
            <draw:text-box>
              <text:p><text:span text:style-name="T3">format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o Ramalho</meta:initial-creator>
    <meta:creation-date>2011-09-24T02:09:12</meta:creation-date>
    <dc:date>2011-09-24T03:23:56</dc:date>
    <dc:creator>Luciano Ramalho</dc:creator>
    <meta:editing-duration>PT00H44M28S</meta:editing-duration>
    <meta:editing-cycles>2</meta:editing-cycles>
    <meta:generator>OpenOffice.org/3.2$Unix OpenOffice.org_project/320m12$Build-9483</meta:generator>
    <meta:document-statistic meta:object-count="5"/>
  </office:meta>
</office:document-meta>
</file>